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6"/>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7-03-01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3"/>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24" office:value-type="float" office:value="44012" calcext:value-type="float">
            <text:p>44,012</text:p>
          </table:table-cell>
          <table:table-cell table:style-name="ce25" office:value-type="float" office:value="44012" calcext:value-type="float">
            <text:p>44,012</text:p>
          </table:table-cell>
          <table:table-cell table:style-name="ce25" office:value-type="float" office:value="43769" calcext:value-type="float">
            <text:p>43,7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5" office:value-type="float" office:value="42555" calcext:value-type="float">
            <text:p>42,555</text:p>
          </table:table-cell>
          <table:table-cell table:style-name="ce25" office:value-type="float" office:value="42101" calcext:value-type="float">
            <text:p>42,101</text:p>
          </table:table-cell>
          <table:table-cell table:style-name="ce25" office:value-type="float" office:value="41522" calcext:value-type="float">
            <text:p>41,52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5" office:value-type="float" office:value="48168" calcext:value-type="float">
            <text:p>48,168</text:p>
          </table:table-cell>
          <table:table-cell table:style-name="ce25" office:value-type="float" office:value="46877" calcext:value-type="float">
            <text:p>46,877</text:p>
          </table:table-cell>
          <table:table-cell table:style-name="ce25" office:value-type="float" office:value="45965" calcext:value-type="float">
            <text:p>45,96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5" office:value-type="float" office:value="45412" calcext:value-type="float">
            <text:p>45,412</text:p>
          </table:table-cell>
          <table:table-cell table:style-name="ce25" office:value-type="float" office:value="45111" calcext:value-type="float">
            <text:p>45,111</text:p>
          </table:table-cell>
          <table:table-cell table:style-name="ce25" office:value-type="float" office:value="45176" calcext:value-type="float">
            <text:p>45,176</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5" office:value-type="float" office:value="49363" calcext:value-type="float">
            <text:p>49,363</text:p>
          </table:table-cell>
          <table:table-cell table:number-columns-repeated="2" table:style-name="ce25" office:value-type="float" office:value="49364" calcext:value-type="float">
            <text:p>49,364</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5" office:value-type="float" office:value="42977" calcext:value-type="float">
            <text:p>42,977</text:p>
          </table:table-cell>
          <table:table-cell table:style-name="ce25" office:value-type="float" office:value="45062" calcext:value-type="float">
            <text:p>45,062</text:p>
          </table:table-cell>
          <table:table-cell table:style-name="ce7"/>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5" office:value-type="float" office:value="35934" calcext:value-type="float">
            <text:p>35,934</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5" office:value-type="float" office:value="39874" calcext:value-type="float">
            <text:p>39,874</text:p>
          </table:table-cell>
          <table:table-cell table:style-name="ce25" office:value-type="float" office:value="38003" calcext:value-type="float">
            <text:p>38,003</text:p>
          </table:table-cell>
          <table:table-cell table:style-name="ce25" office:value-type="float" office:value="36952" calcext:value-type="float">
            <text:p>36,95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5" office:value-type="float" office:value="41186" calcext:value-type="float">
            <text:p>41,186</text:p>
          </table:table-cell>
          <table:table-cell table:style-name="ce7" table:number-columns-repeated="2"/>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5" office:value-type="float" office:value="48938" calcext:value-type="float">
            <text:p>48,938</text:p>
          </table:table-cell>
          <table:table-cell table:style-name="ce7" table:number-columns-repeated="2"/>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5" office:value-type="float" office:value="50294" calcext:value-type="float">
            <text:p>50,294</text:p>
          </table:table-cell>
          <table:table-cell table:style-name="ce25" office:value-type="float" office:value="50689" calcext:value-type="float">
            <text:p>50,689</text:p>
          </table:table-cell>
          <table:table-cell table:style-name="ce25" office:value-type="float" office:value="50272" calcext:value-type="float">
            <text:p>50,272</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5" office:value-type="float" office:value="39938" calcext:value-type="float">
            <text:p>39,938</text:p>
          </table:table-cell>
          <table:table-cell table:style-name="ce25" office:value-type="float" office:value="37232" calcext:value-type="float">
            <text:p>37,232</text:p>
          </table:table-cell>
          <table:table-cell table:style-name="ce25" office:value-type="float" office:value="37095" calcext:value-type="float">
            <text:p>37,09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5" office:value-type="float" office:value="38018" calcext:value-type="float">
            <text:p>38,018</text:p>
          </table:table-cell>
          <table:table-cell table:style-name="ce25" office:value-type="float" office:value="37711" calcext:value-type="float">
            <text:p>37,711</text:p>
          </table:table-cell>
          <table:table-cell table:style-name="ce25" office:value-type="float" office:value="36831" calcext:value-type="float">
            <text:p>36,83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5" office:value-type="float" office:value="32705" calcext:value-type="float">
            <text:p>32,705</text:p>
          </table:table-cell>
          <table:table-cell table:style-name="ce25" office:value-type="float" office:value="33093" calcext:value-type="float">
            <text:p>33,093</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5" office:value-type="float" office:value="43314" calcext:value-type="float">
            <text:p>43,314</text:p>
          </table:table-cell>
          <table:table-cell table:style-name="ce25" office:value-type="float" office:value="38781" calcext:value-type="float">
            <text:p>38,781</text:p>
          </table:table-cell>
          <table:table-cell table:style-name="ce25" office:value-type="float" office:value="37469" calcext:value-type="float">
            <text:p>37,4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5" office:value-type="float" office:value="39239" calcext:value-type="float">
            <text:p>39,239</text:p>
          </table:table-cell>
          <table:table-cell table:style-name="ce25" office:value-type="float" office:value="38516" calcext:value-type="float">
            <text:p>38,516</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5" office:value-type="float" office:value="43997" calcext:value-type="float">
            <text:p>43,997</text:p>
          </table:table-cell>
          <table:table-cell table:style-name="ce7"/>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5" office:value-type="float" office:value="37469" calcext:value-type="float">
            <text:p>37,469</text:p>
          </table:table-cell>
          <table:table-cell table:style-name="ce25" office:value-type="float" office:value="36893" calcext:value-type="float">
            <text:p>36,893</text:p>
          </table:table-cell>
          <table:table-cell table:style-name="ce23" office:value-type="string" calcext:value-type="string">
            <text:p>36.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5" office:value-type="float" office:value="26806" calcext:value-type="float">
            <text:p>26,806</text:p>
          </table:table-cell>
          <table:table-cell table:number-columns-repeated="2" table:style-name="ce25" office:value-type="float" office:value="25175" calcext:value-type="float">
            <text:p>25,17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5" office:value-type="float" office:value="34734" calcext:value-type="float">
            <text:p>34,734</text:p>
          </table:table-cell>
          <table:table-cell table:style-name="ce23" office:value-type="string" calcext:value-type="string">
            <text:p>34.6</text:p>
          </table:table-cell>
          <table:table-cell table:style-name="ce25" office:value-type="float" office:value="34481" calcext:value-type="float">
            <text:p>34,48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5" office:value-type="float" office:value="55657" calcext:value-type="float">
            <text:p>55,657</text:p>
          </table:table-cell>
          <table:table-cell table:style-name="ce25" office:value-type="float" office:value="56323" calcext:value-type="float">
            <text:p>56,323</text:p>
          </table:table-cell>
          <table:table-cell table:style-name="ce25" office:value-type="float" office:value="57436" calcext:value-type="float">
            <text:p>57,436</text:p>
          </table:table-cell>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5" office:value-type="float" office:value="38352" calcext:value-type="float">
            <text:p>38,352</text:p>
          </table:table-cell>
          <table:table-cell table:style-name="ce7"/>
          <table:table-cell table:style-name="ce25" office:value-type="float" office:value="45029" calcext:value-type="float">
            <text:p>45,02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5" office:value-type="float" office:value="43508" calcext:value-type="float">
            <text:p>43,508</text:p>
          </table:table-cell>
          <table:table-cell table:style-name="ce25" office:value-type="float" office:value="43184" calcext:value-type="float">
            <text:p>43,184</text:p>
          </table:table-cell>
          <table:table-cell table:style-name="ce25" office:value-type="float" office:value="39998" calcext:value-type="float">
            <text:p>39,998</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5" office:value-type="float" office:value="49062" calcext:value-type="float">
            <text:p>49,062</text:p>
          </table:table-cell>
          <table:table-cell table:style-name="ce25" office:value-type="float" office:value="48702" calcext:value-type="float">
            <text:p>48,702</text:p>
          </table:table-cell>
          <table:table-cell table:style-name="ce25" office:value-type="float" office:value="48736" calcext:value-type="float">
            <text:p>48,736</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5" office:value-type="float" office:value="45246" calcext:value-type="float">
            <text:p>45,246</text:p>
          </table:table-cell>
          <table:table-cell table:style-name="ce25" office:value-type="float" office:value="45063" calcext:value-type="float">
            <text:p>45,063</text:p>
          </table:table-cell>
          <table:table-cell table:style-name="ce25" office:value-type="float" office:value="43573" calcext:value-type="float">
            <text:p>43,573</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5" office:value-type="float" office:value="44228" calcext:value-type="float">
            <text:p>44,228</text:p>
          </table:table-cell>
          <table:table-cell table:style-name="ce25" office:value-type="float" office:value="44094" calcext:value-type="float">
            <text:p>44,094</text:p>
          </table:table-cell>
          <table:table-cell table:style-name="ce25" office:value-type="float" office:value="43561" calcext:value-type="float">
            <text:p>43,56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5" office:value-type="float" office:value="43978" calcext:value-type="float">
            <text:p>43,978</text:p>
          </table:table-cell>
          <table:table-cell table:style-name="ce25" office:value-type="float" office:value="44045" calcext:value-type="float">
            <text:p>44,045</text:p>
          </table:table-cell>
          <table:table-cell table:style-name="ce25" office:value-type="float" office:value="43805" calcext:value-type="float">
            <text:p>43,805</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5" office:value-type="float" office:value="56506" calcext:value-type="float">
            <text:p>56,506</text:p>
          </table:table-cell>
          <table:table-cell table:style-name="ce25" office:value-type="float" office:value="58156" calcext:value-type="float">
            <text:p>58,156</text:p>
          </table:table-cell>
          <table:table-cell table:style-name="ce25" office:value-type="float" office:value="56347" calcext:value-type="float">
            <text:p>56,3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5" office:value-type="float" office:value="40491" calcext:value-type="float">
            <text:p>40,491</text:p>
          </table:table-cell>
          <table:table-cell table:style-name="ce7"/>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5" office:value-type="float" office:value="44851" calcext:value-type="float">
            <text:p>44,851</text:p>
          </table:table-cell>
          <table:table-cell table:style-name="ce25" office:value-type="float" office:value="44685" calcext:value-type="float">
            <text:p>44,685</text:p>
          </table:table-cell>
          <table:table-cell table:style-name="ce25"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5" office:value-type="float" office:value="38799" calcext:value-type="float">
            <text:p>38,799</text:p>
          </table:table-cell>
          <table:table-cell table:style-name="ce25" office:value-type="float" office:value="39741" calcext:value-type="float">
            <text:p>39,741</text:p>
          </table:table-cell>
          <table:table-cell table:style-name="ce25"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5" office:value-type="float" office:value="41712" calcext:value-type="float">
            <text:p>41,712</text:p>
          </table:table-cell>
          <table:table-cell table:style-name="ce25" office:value-type="float" office:value="40693" calcext:value-type="float">
            <text:p>40,693</text:p>
          </table:table-cell>
          <table:table-cell table:style-name="ce25"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5" office:value-type="float" office:value="43947" calcext:value-type="float">
            <text:p>43,947</text:p>
          </table:table-cell>
          <table:table-cell table:style-name="ce25"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5"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5" office:value-type="float" office:value="42779" calcext:value-type="float">
            <text:p>42,779</text:p>
          </table:table-cell>
          <table:table-cell table:style-name="ce25" office:value-type="float" office:value="41565" calcext:value-type="float">
            <text:p>41,565</text:p>
          </table:table-cell>
          <table:table-cell table:style-name="ce25"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5" office:value-type="float" office:value="44146" calcext:value-type="float">
            <text:p>44,146</text:p>
          </table:table-cell>
          <table:table-cell table:style-name="ce25"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5" office:value-type="float" office:value="49106" calcext:value-type="float">
            <text:p>49,106</text:p>
          </table:table-cell>
          <table:table-cell table:style-name="ce7"/>
          <table:table-cell table:style-name="ce25"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6" meta:object-count="0"/>
    <meta:generator>LibreOfficeDev/5.1.0.3$Linux_X86_64 LibreOffice_project/</meta:generator>
  </office:meta>
</office:document-meta>
</file>